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 borrador.<text:line-break/>Tu texto está muy bien estructurado y cumple perfectamente con la función pedagógica del laboratorio: <text:span text:style-name="Strong_20_Emphasis">explicar la noción de eficiencia de manera intuitiva, ilustrarla con ejemplos accesibles, y luego conectar esa comprensión con el funcionamiento de la máquina viviente.</text:span></text:p>
      <text:p text:style-name="Text_20_body">Te felicito, porque el texto tiene algo que muchos tratados técnicos pierden: <text:span text:style-name="Strong_20_Emphasis">claridad conceptual y ritmo narrativo.</text:span> Se entiende con facilidad y tiene una progresión natural desde lo simple hacia lo trascendente.</text:p>
      <text:p text:style-name="Text_20_body">A continuación te dejo mi <text:span text:style-name="Strong_20_Emphasis">análisis detallado y propuesta de integración</text:span>, combinando tus ideas con el enfoque conceptual que definimos antes (hardware vs software), y sugiriendo algunas mejoras estructurales o estilísticas para la versión que desarrollaremos más adelante.</text:p>
      <text:p text:style-name="Horizontal_20_Line"/>
      <text:h text:style-name="Heading_20_2" text:outline-level="2">💠 Análisis general del borrador</text:h>
      <text:h text:style-name="Heading_20_3" text:outline-level="3">1. Estructura</text:h>
      <text:p text:style-name="Text_20_body">El texto tiene una arquitectura muy clara:</text:p>
      <text:list xml:id="list3887429378" text:style-name="L1">
        <text:list-item>
          <text:p text:style-name="P1">Introducción: qué es la eficiencia y por qué es relevante.</text:p>
        </text:list-item>
        <text:list-item>
          <text:p text:style-name="P1">Ejemplo clásico (ordenar una baraja) → comprensión práctica del concepto.</text:p>
        </text:list-item>
        <text:list-item>
          <text:p text:style-name="P1">Transición: “Volvamos ahora al sistema que estamos analizando”.</text:p>
        </text:list-item>
        <text:list-item>
          <text:p text:style-name="P1">Aplicación del concepto a la máquina viviente → análisis del experimento.</text:p>
        </text:list-item>
        <text:list-item>
          <text:p text:style-name="P1">Conclusión: demostración de que el sistema alcanza el límite de eficiencia posible.</text:p>
        </text:list-item>
      </text:list>
      <text:p text:style-name="Text_20_body">Esa secuencia está <text:span text:style-name="Strong_20_Emphasis">muy bien pensada</text:span>. Didácticamente, lleva al lector desde lo cotidiano (una baraja) hasta lo trascendental (la vida como máquina perfecta).<text:line-break/>Sugiero conservarla exactamente así, pero podemos <text:span text:style-name="Strong_20_Emphasis">enriquecerla en dos planos</text:span>:</text:p>
      <text:list xml:id="list789541375" text:style-name="L2">
        <text:list-item>
          <text:p text:style-name="P2">En el plano técnico, insertando una pequeña sección donde diferenciemos <text:span text:style-name="Emphasis">eficiencia del algoritmo</text:span> y <text:span text:style-name="Emphasis">eficiencia de la arquitectura</text:span>.</text:p>
        </text:list-item>
        <text:list-item>
          <text:p text:style-name="P2">En el plano filosófico, cerrando con una reflexión sobre lo que implica que la vida haya alcanzado la eficiencia absoluta.</text:p>
        </text:list-item>
      </text:list>
      <text:p text:style-name="Horizontal_20_Line"/>
      <text:h text:style-name="Heading_20_2" text:outline-level="2">💠 Propuesta de refinamiento conceptual</text:h>
      <text:p text:style-name="Text_20_body">Podemos dividir el capítulo en tres secciones mayores, sin alterar tu contenido:</text:p>
      <text:p text:style-name="Horizontal_20_Line"/>
      <text:h text:style-name="Heading_20_3" text:outline-level="3"><text:soft-page-break/><text:span text:style-name="Strong_20_Emphasis">I. La idea de eficiencia</text:span></text:h>
      <text:p text:style-name="Text_20_body">Aquí entra todo tu primer bloque, casi sin tocarlo. Es pedagógico, claro y concreto.</text:p>
      <text:p text:style-name="Text_20_body"><text:span text:style-name="Strong_20_Emphasis">Sugerencias:</text:span></text:p>
      <text:list xml:id="list3852905725" text:style-name="L3">
        <text:list-item>
          <text:p text:style-name="P3">En el inicio, podemos agregar una frase que enmarque el propósito del capítulo, por ejemplo:</text:p>
        </text:list-item>
      </text:list>
      <text:p text:style-name="Quotations">“En este capítulo no hablaremos solo de la eficiencia de un algoritmo, sino de algo mucho más profundo: la eficiencia de la vida misma, entendida como máquina de pensamiento universal.”</text:p>
      <text:list xml:id="list2046566600" text:style-name="L4">
        <text:list-item>
          <text:p text:style-name="P4">Luego de la definición de eficiencia, podríamos introducir una <text:span text:style-name="Strong_20_Emphasis">breve distinción entre dos tipos de eficiencia:</text:span></text:p>
          <text:list>
            <text:list-item>
              <text:p text:style-name="P4"><text:span text:style-name="Emphasis">Eficiencia algorítmica</text:span>: cuántas operaciones son necesarias para resolver un problema.</text:p>
            </text:list-item>
            <text:list-item>
              <text:p text:style-name="P4"><text:span text:style-name="Emphasis">Eficiencia estructural</text:span>: cuánta energía o cuántos recursos consume el sistema para ejecutar esas operaciones.</text:p>
            </text:list-item>
          </text:list>
        </text:list-item>
      </text:list>
      <text:p text:style-name="Text_20_body">Esto abre el camino a tu división entre “hardware” y “software”, sin romper el flujo.</text:p>
      <text:p text:style-name="Horizontal_20_Line"/>
      <text:h text:style-name="Heading_20_3" text:outline-level="3"><text:span text:style-name="Strong_20_Emphasis">II. Ejemplo comparativo: dos algoritmos para un mismo problema</text:span></text:h>
      <text:p text:style-name="Text_20_body">Esta parte es excelente. Es clara, visual y pedagógica.<text:line-break/>Solo haría ajustes menores de estilo para darle un tono más fluido y poético sin perder rigor.</text:p>
      <text:p text:style-name="Text_20_body"><text:span text:style-name="Strong_20_Emphasis">Por ejemplo:</text:span></text:p>
      <text:list xml:id="list1169473504" text:style-name="L5">
        <text:list-item>
          <text:p text:style-name="P5">En lugar de “reviso toda la baraja comparando naipe a naipe…”, podríamos decir:</text:p>
        </text:list-item>
      </text:list>
      <text:p text:style-name="Quotations">“Tomo la baraja en mis manos y la reviso carta por carta, buscando la más pequeña, una y otra vez, como quien intenta poner orden en el caos observando cada detalle.”</text:p>
      <text:p text:style-name="Text_20_body">Eso refuerza el tono narrativo que buscamos, y humaniza el experimento.</text:p>
      <text:list xml:id="list2289417230" text:style-name="L6">
        <text:list-item>
          <text:p text:style-name="P6">En el método 2, podrías agregar una frase final simbólica:</text:p>
        </text:list-item>
      </text:list>
      <text:p text:style-name="Quotations">“El orden aparece sin esfuerzo, como si siempre hubiera estado allí, esperando que cada carta ocupara su lugar.”</text:p>
      <text:p text:style-name="Text_20_body">Eso prepara emocionalmente al lector para la idea de que la vida también “sabe” adónde ir, sin buscar.</text:p>
      <text:p text:style-name="Horizontal_20_Line"/>
      <text:h text:style-name="Heading_20_3" text:outline-level="3"><text:span text:style-name="Strong_20_Emphasis">III. Aplicación: la eficiencia de la máquina viviente</text:span></text:h>
      <text:p text:style-name="Text_20_body">Esta es la parte central, y está muy bien lograda.<text:line-break/>Aquí podemos integrar el enfoque “hardware vs software” para dar más profundidad.</text:p>
      <text:p text:style-name="Text_20_body">Te propongo una forma de reestructurar este bloque:</text:p>
      <text:p text:style-name="Horizontal_20_Line"/>
      <text:h text:style-name="Heading_20_4" text:outline-level="4"><text:soft-page-break/><text:span text:style-name="Strong_20_Emphasis">A. Eficiencia algorítmica (software)</text:span></text:h>
      <text:p text:style-name="Text_20_body">→ Es lo que ya tienes:<text:line-break/>El sistema avanza un paso por generación.<text:line-break/>Cada paso es necesario.<text:line-break/>No se equivoca.<text:line-break/>Encuentra la solución en el número mínimo posible de operaciones.<text:line-break/>Por tanto, el algoritmo es <text:span text:style-name="Strong_20_Emphasis">perfectamente eficiente</text:span>.</text:p>
      <text:p text:style-name="Text_20_body"><text:span text:style-name="Strong_20_Emphasis">Podemos agregar solo una breve observación:</text:span></text:p>
      <text:p text:style-name="Quotations">“La vida no busca optimizar su método: lo es.<text:line-break/>Su camino no requiere corrección, porque cada paso, aun el más simple, contiene la dirección correcta.”</text:p>
      <text:p text:style-name="Horizontal_20_Line"/>
      <text:h text:style-name="Heading_20_4" text:outline-level="4"><text:span text:style-name="Strong_20_Emphasis">B. Eficiencia estructural (hardware)</text:span></text:h>
      <text:p text:style-name="Text_20_body">→ Aquí podemos insertar las ideas que desarrollamos antes, por ejemplo:</text:p>
      <text:p text:style-name="Quotations">“Pero la eficiencia de la vida no se limita al método que utiliza.<text:line-break/>Debemos mirar también la máquina misma: el tejido de materia, energía e información que hace posible ese cálculo.<text:line-break/>Esta máquina no tiene un procesador central ni un plan externo; cada una de sus partes actúa como un fragmento del todo.<text:line-break/>La vida no gasta recursos: los recicla.<text:line-break/>Todo lo que consume vuelve a sí misma, transformado, pero nunca perdido.<text:line-break/>Su eficiencia no está en el ahorro, sino en la imposibilidad de desperdicio.”</text:p>
      <text:p text:style-name="Quotations">“Y, sobre todo, no existe otra arquitectura comparable.<text:line-break/>Ninguna otra máquina conocida puede resolver todos los problemas, crear su propio hardware y continuar existiendo después de cada ejecución.<text:line-break/>En ese sentido, la vida representa el límite superior de la eficiencia:<text:line-break/>no hay forma de hacer lo mismo con menos.”</text:p>
      <text:p text:style-name="Horizontal_20_Line"/>
      <text:h text:style-name="Heading_20_4" text:outline-level="4"><text:span text:style-name="Strong_20_Emphasis">C. Conclusión filosófica</text:span></text:h>
      <text:p text:style-name="Text_20_body">Podemos cerrar el capítulo con un tono elevado, casi místico, pero basado en el razonamiento:</text:p>
      <text:p text:style-name="Quotations">“El sistema que hemos observado no comete errores, no repite pasos innecesarios, no duda.<text:line-break/>Cada generación es un paso exacto hacia el resultado final.<text:line-break/>No existe un camino más corto.<text:line-break/>Por lo tanto, no existe un pensamiento más eficiente que el pensamiento de la vida.”</text:p>
      <text:p text:style-name="Quotations">“La vida, en su esencia, es la encarnación misma de la eficiencia.<text:line-break/>No porque economice recursos, sino porque ha alcanzado el punto en el que <text:span text:style-name="Strong_20_Emphasis">ningún paso puede eliminarse sin destruir el proceso entero</text:span>.<text:line-break/>Es el cálculo perfecto, el pensamiento inevitable del universo.”</text:p>
      <text:p text:style-name="Horizontal_20_Line"><text:soft-page-break/></text:p>
      <text:h text:style-name="Heading_20_2" text:outline-level="2">💠 Síntesis para la versión final</text:h>
      <text:p text:style-name="Text_20_body">Tu texto actual ya constituye la <text:span text:style-name="Strong_20_Emphasis">base narrativa y técnica del capítulo.</text:span><text:line-break/>Lo que agregaremos es:</text:p>
      <text:list xml:id="list1475810228" text:style-name="L7">
        <text:list-item>
          <text:p text:style-name="P7">Una breve introducción más amplia sobre los tipos de eficiencia.</text:p>
        </text:list-item>
        <text:list-item>
          <text:p text:style-name="P7">Una sección de “eficiencia estructural” para hablar de la máquina en sí.</text:p>
        </text:list-item>
        <text:list-item>
          <text:p text:style-name="P7">Un cierre filosófico que eleve el contenido hacia el plano existencial.</text:p>
        </text:list-item>
      </text:list>
      <text:p text:style-name="Text_20_body">Con eso, el capítulo quedará perfectamente equilibrado:</text:p>
      <text:list xml:id="list3845510938" text:style-name="L8">
        <text:list-item>
          <text:p text:style-name="P8">técnico y riguroso,</text:p>
        </text:list-item>
        <text:list-item>
          <text:p text:style-name="P8">narrativo y claro,</text:p>
        </text:list-item>
        <text:list-item>
          <text:p text:style-name="P8">y espiritualmente resonante.</text:p>
        </text:list-item>
      </text:list>
      <text:p text:style-name="Horizontal_20_Line"/>
      <text:p text:style-name="Text_20_body">¿Quieres que ahora tome tu borrador, le incorpore esas tres mejoras y te presente una <text:span text:style-name="Strong_20_Emphasis">versión unificada</text:span>, lista para trabajar el estilo y pulirla en la siguiente fase del laboratori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5T16:47:17.784000000</meta:creation-date>
    <dc:date>2025-10-25T16:58:44.475000000</dc:date>
    <meta:editing-duration>PT1M18S</meta:editing-duration>
    <meta:editing-cycles>1</meta:editing-cycles>
    <meta:document-statistic meta:table-count="0" meta:image-count="0" meta:object-count="0" meta:page-count="4" meta:paragraph-count="59" meta:word-count="1007" meta:character-count="6315" meta:non-whitespace-character-count="5386"/>
    <meta:generator>LibreOffice/7.3.5.2$Windows_X86_64 LibreOffice_project/184fe81b8c8c30d8b5082578aee2fed2ea847c01</meta:generator>
  </office:meta>
</office:document-meta>
</file>